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</text:span><text:span text:style-name="T1">with theory, </text:span><text:span text:style-name="T1">packet duration </text:span><text:span text:style-name="T1">(4s) 4x fade </text:span><text:span text:style-name="T1">duration (1Hz or </text:span><text:span text:style-name="T1">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-0.489700043360188" calcext:value-type="float">
            <text:p>-0.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8])+10*LOG10([.C32]/[.C33])" office:value-type="float" office:value="-5.39726025433962" calcext:value-type="float">
            <text:p>-5.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table:formula="of:=[.C7]/[.C9]" office:value-type="float" office:value="0.341176470588235" calcext:value-type="float">
            <text:p>0.341</text:p>
          </table:table-cell>
          <table:table-cell/>
          <table:table-cell office:value-type="string" calcext:value-type="string">
            <text:p>Lets spread out in frequency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70" calcext:value-type="float">
            <text:p>1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<text:s/>(bit 2 protected bits/frame)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84" calcext:value-type="float">
            <text:p>184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25" calcext:value-type="float">
            <text:p>72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437.5" calcext:value-type="float">
            <text:p>5,437.5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84" calcext:value-type="float">
            <text:p>1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4600" calcext:value-type="float">
            <text:p>46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1.01029995663981" calcext:value-type="float">
            <text:p>1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3.36666572625893" calcext:value-type="float">
            <text:p>3.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5.36666572625893" calcext:value-type="float">
            <text:p>5.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2300" calcext:value-type="float">
            <text:p>2300</text:p>
          </table:table-cell>
          <table:table-cell/>
          <table:table-cell office:value-type="string" calcext:value-type="string">
            <text:p>TBC – seems a bit wid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7:29:16.046478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11T06:52:43.313140169</dc:date>
    <meta:editing-duration>P3DT6H7M17S</meta:editing-duration>
    <meta:editing-cycles>62</meta:editing-cycles>
    <meta:generator>LibreOffice/6.0.7.3$Linux_X86_64 LibreOffice_project/00m0$Build-3</meta:generator>
    <meta:document-statistic meta:table-count="9" meta:cell-count="757" meta:object-count="0"/>
  </office:meta>
</office:document-meta>
</file>